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4cm" fo:min-width="4.082cm"/>
    </style:style>
    <style:style style:name="gr2" style:family="graphic" style:parent-style-name="standard">
      <style:graphic-properties draw:textarea-horizontal-align="justify" draw:textarea-vertical-align="middle" draw:auto-grow-height="false" fo:min-height="1.465cm" fo:min-width="1.78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27cm" fo:min-width="4.082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1.281cm" fo:min-width="3.819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3.8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032cm" draw:transform="skewX (0.00191986217719376) rotate (0.00191986217719376) translate (2.653cm 2.02cm)">
          <text:p text:style-name="P1"><text:span text:style-name="T1">Initializ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4.572cm" svg:height="3.429cm" svg:x="2.907cm" svg:y="4.941cm">
          <text:p text:style-name="P1"><text:span text:style-name="T1">Abort T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5.193cm" svg:y1="4.047cm" svg:x2="5.193cm" svg:y2="4.941cm" draw:start-shape="id1" draw:start-glue-point="6" draw:end-shape="id2" draw:end-glue-point="4" svg:d="M5193 4047v894" svg:viewBox="0 0 1 895">
          <text:p/>
        </draw:connector>
        <draw:custom-shape draw:style-name="gr4" draw:text-style-name="P2" xml:id="id3" draw:id="id3" draw:layer="layout" svg:width="4.318cm" svg:height="2.032cm" svg:x="3.034cm" svg:y="9.132cm">
          <text:p text:style-name="P1"><text:span text:style-name="T1">mq_receive(data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3cm" svg:y1="8.37cm" svg:x2="5.193cm" svg:y2="9.132cm" draw:start-shape="id2" draw:start-glue-point="6" draw:end-shape="id3" draw:end-glue-point="0" svg:d="M5193 8370v762" svg:viewBox="0 0 1 763">
          <text:p/>
        </draw:connector>
        <draw:custom-shape draw:style-name="gr4" draw:text-style-name="P2" xml:id="id4" draw:id="id4" draw:layer="layout" svg:width="4.318cm" svg:height="2.032cm" svg:x="3.034cm" svg:y="12.053cm">
          <text:p text:style-name="P1"><text:span text:style-name="T1">cvEncodeImage(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3cm" svg:y1="11.164cm" svg:x2="5.193cm" svg:y2="12.053cm" draw:start-shape="id3" draw:start-glue-point="2" draw:end-shape="id4" draw:end-glue-point="0" svg:d="M5193 11164v889" svg:viewBox="0 0 1 890">
          <text:p/>
        </draw:connector>
        <draw:custom-shape draw:style-name="gr5" draw:text-style-name="P2" xml:id="id5" draw:id="id5" draw:layer="layout" svg:width="5.08cm" svg:height="2.154cm" draw:transform="skewX (0.00191986217719376) rotate (0.00191986217719376) translate (9.003cm 5.581cm)">
          <text:p text:style-name="P1"><text:span text:style-name="T1">Destro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7.479cm" svg:y1="6.656cm" svg:x2="9.003cm" svg:y2="6.657cm" draw:start-shape="id2" draw:start-glue-point="7" draw:end-shape="id5" draw:end-glue-point="5" svg:d="M7479 6656h763v1h761" svg:viewBox="0 0 1525 2">
          <text:p/>
        </draw:connector>
        <draw:frame draw:style-name="gr6" draw:text-style-name="P3" draw:layer="layout" svg:width="1.397cm" svg:height="0.725cm" svg:x="7.479cm" svg:y="5.613cm">
          <draw:text-box>
            <text:p><text:span text:style-name="T1">Yes</text:span></text:p>
          </draw:text-box>
        </draw:frame>
        <draw:frame draw:style-name="gr6" draw:text-style-name="P3" draw:layer="layout" svg:width="1.397cm" svg:height="0.725cm" svg:x="5.574cm" svg:y="8.28cm">
          <draw:text-box>
            <text:p><text:span text:style-name="T1">No</text:span></text:p>
          </draw:text-box>
        </draw:frame>
        <draw:custom-shape draw:style-name="gr7" draw:text-style-name="P2" xml:id="id8" draw:id="id8" draw:layer="layout" svg:width="4.318cm" svg:height="1.905cm" svg:x="3.032cm" svg:y="15.097cm">
          <text:p text:style-name="P1"><text:span text:style-name="T1">write_jpeg(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6" draw:id="id6" draw:layer="layout" svg:width="4.572cm" svg:height="3.429cm" svg:x="2.906cm" svg:y="20.433cm">
          <text:p text:style-name="P1"><text:span text:style-name="T1">Frames &gt; 200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7" draw:id="id7" draw:layer="layout" svg:width="4.318cm" svg:height="2.159cm" svg:x="8.621cm" svg:y="21.068cm">
          <text:p text:style-name="P1"><text:span text:style-name="T1">unlink(oldest_fil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478cm" svg:y1="22.148cm" svg:x2="8.621cm" svg:y2="22.147cm" draw:start-shape="id6" draw:start-glue-point="7" draw:end-shape="id7" draw:end-glue-point="3" svg:d="M7478 22148h572v-1h571" svg:viewBox="0 0 1144 2">
          <text:p/>
        </draw:connector>
        <draw:connector draw:style-name="gr3" draw:text-style-name="P1" draw:layer="layout" draw:line-skew="0cm -0.769cm" svg:x1="5.192cm" svg:y1="23.862cm" svg:x2="2.907cm" svg:y2="6.656cm" draw:start-shape="id6" draw:start-glue-point="6" draw:end-shape="id2" draw:end-glue-point="5" svg:d="M5192 23862v501h-3556v-17707h1271" svg:viewBox="0 0 3557 17708">
          <text:p/>
        </draw:connector>
        <draw:connector draw:style-name="gr3" draw:text-style-name="P1" draw:layer="layout" svg:x1="10.78cm" svg:y1="23.227cm" svg:x2="5.192cm" svg:y2="23.862cm" draw:start-shape="id7" draw:start-glue-point="2" draw:end-shape="id6" draw:end-glue-point="6" svg:d="M10780 23227v1136h-5588v-501" svg:viewBox="0 0 5589 1137">
          <text:p/>
        </draw:connector>
        <draw:connector draw:style-name="gr3" draw:text-style-name="P1" draw:layer="layout" svg:x1="5.191cm" svg:y1="15.097cm" svg:x2="5.193cm" svg:y2="14.085cm" draw:start-shape="id8" draw:start-glue-point="4" draw:end-shape="id4" draw:end-glue-point="2" svg:d="M5191 15097v-506h2v-506" svg:viewBox="0 0 3 1013">
          <text:p/>
        </draw:connector>
        <draw:custom-shape draw:style-name="gr4" draw:text-style-name="P2" xml:id="id9" draw:id="id9" draw:layer="layout" svg:width="4.318cm" svg:height="2.032cm" svg:x="3.032cm" svg:y="17.764cm">
          <text:p text:style-name="P1"><text:span text:style-name="T1">mq_send(imag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1cm" svg:y1="16.89cm" svg:x2="5.191cm" svg:y2="17.764cm" draw:start-shape="id8" draw:start-glue-point="6" draw:end-shape="id9" draw:end-glue-point="0" svg:d="M5191 16890v874" svg:viewBox="0 0 1 875">
          <text:p/>
        </draw:connector>
        <draw:connector draw:style-name="gr3" draw:text-style-name="P1" draw:layer="layout" svg:x1="5.191cm" svg:y1="19.796cm" svg:x2="5.192cm" svg:y2="20.433cm" draw:start-shape="id9" draw:start-glue-point="2" draw:end-shape="id6" draw:end-glue-point="4" svg:d="M5191 19796v318h1v319" svg:viewBox="0 0 2 638">
          <text:p/>
        </draw:connector>
        <draw:custom-shape draw:style-name="gr4" draw:text-style-name="P2" draw:layer="layout" svg:width="4.318cm" svg:height="2.032cm" svg:x="3.034cm" svg:y="9.132cm">
          <text:p text:style-name="P1"><text:span text:style-name="T1">mq_receive(data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0.725cm" svg:x="3.413cm" svg:y="23.479cm">
          <draw:text-box>
            <text:p><text:span text:style-name="T1">No</text:span></text:p>
          </draw:text-box>
        </draw:frame>
        <draw:frame draw:style-name="gr6" draw:text-style-name="P3" draw:layer="layout" svg:width="1.397cm" svg:height="0.725cm" svg:x="6.969cm" svg:y="21.066cm">
          <draw:text-box>
            <text:p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20:35:52.909658874</meta:creation-date>
    <meta:generator>LibreOffice/5.1.6.2$Linux_X86_64 LibreOffice_project/10m0$Build-2</meta:generator>
    <dc:date>2017-08-08T20:41:09.093316961</dc:date>
    <meta:editing-duration>PT5M15S</meta:editing-duration>
    <meta:editing-cycles>2</meta:editing-cycles>
    <meta:document-statistic meta:object-count="24"/>
  </office:meta>
</office:document-meta>
</file>